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Constantia" svg:font-family="Constantia" style:font-family-generic="roman" style:font-pitch="variable"/>
    <style:font-face style:name="DejaVu LGC Serif" svg:font-family="'DejaVu LGC Serif'" style:font-family-generic="roman" style:font-pitch="variable"/>
    <style:font-face style:name="EuroStyle1" svg:font-family="EuroStyle" style:font-family-generic="roman" style:font-pitch="variable"/>
    <style:font-face style:name="EuroStyle" svg:font-family="EuroStyle" style:font-adornments="Полужирный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859cm" table:align="left"/>
    </style:style>
    <style:style style:name="Таблица1.A" style:family="table-column">
      <style:table-column-properties style:column-width="1.886cm"/>
    </style:style>
    <style:style style:name="Таблица1.B" style:family="table-column">
      <style:table-column-properties style:column-width="2.789cm"/>
    </style:style>
    <style:style style:name="Таблица1.C" style:family="table-column">
      <style:table-column-properties style:column-width="13.185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859cm" table:align="left"/>
    </style:style>
    <style:style style:name="Таблица2.A" style:family="table-column">
      <style:table-column-properties style:column-width="1.886cm"/>
    </style:style>
    <style:style style:name="Таблица2.B" style:family="table-column">
      <style:table-column-properties style:column-width="2.789cm"/>
    </style:style>
    <style:style style:name="Таблица2.C" style:family="table-column">
      <style:table-column-properties style:column-width="13.185cm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 fo:background-color="#c0c0c0">
        <style:background-image/>
      </style:paragraph-properties>
      <style:text-properties style:font-name="EuroStyle1" fo:language="ru" fo:country="RU"/>
    </style:style>
    <style:style style:name="P2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</style:style>
    <style:style style:name="P3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font-size="14pt" fo:language="ru" fo:country="RU" fo:font-weight="normal"/>
    </style:style>
    <style:style style:name="P4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  <style:text-properties style:font-name="Constantia" fo:font-size="14pt" fo:language="ru" fo:country="RU" fo:font-weight="normal"/>
    </style:style>
    <style:style style:name="P5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font-size="14pt" fo:language="en" fo:country="US" fo:font-weight="normal"/>
    </style:style>
    <style:style style:name="P6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  <style:text-properties style:font-name="Constantia"/>
    </style:style>
    <style:style style:name="P7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/>
    </style:style>
    <style:style style:name="P8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language="ru" fo:country="RU"/>
    </style:style>
    <style:style style:name="P9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language="en" fo:country="US"/>
    </style:style>
    <style:style style:name="P10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</style:style>
    <style:style style:name="P11" style:family="paragraph" style:parent-style-name="Table_20_Contents">
      <style:paragraph-properties fo:text-align="center" style:justify-single-word="false"/>
      <style:text-properties style:font-name="Constantia" fo:font-size="12pt" fo:language="en" fo:country="US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nstantia" fo:font-size="12pt" fo:language="ru" fo:country="RU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fo:language="en" fo:country="US" style:font-size-asian="12pt" style:font-size-complex="12pt"/>
    </style:style>
    <style:style style:name="P14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style:font-size-asian="12pt" style:font-size-complex="12pt"/>
    </style:style>
    <style:style style:name="P15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fo:language="ru" fo:country="RU" style:font-size-asian="12pt" style:font-size-complex="12pt"/>
    </style:style>
    <style:style style:name="P16" style:family="paragraph" style:parent-style-name="Text_20_body">
      <style:paragraph-properties fo:margin-left="-0.009cm" fo:margin-right="-0.009cm" fo:margin-top="0cm" fo:margin-bottom="0cm" fo:line-height="100%" fo:text-align="justify" style:justify-single-word="false" fo:text-indent="0.132cm" style:auto-text-indent="false"/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left="-0.009cm" fo:margin-right="-0.009cm" fo:margin-top="0cm" fo:margin-bottom="0cm" fo:line-height="100%" fo:text-align="justify" style:justify-single-word="false" fo:text-indent="0.132cm" style:auto-text-indent="false"/>
      <style:text-properties style:font-name="Constantia" fo:font-size="12pt" fo:language="ru" fo:country="RU" fo:font-weight="normal" style:font-size-asian="12pt" style:font-size-complex="12pt"/>
    </style:style>
    <style:style style:name="P18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/>
    </style:style>
    <style:style style:name="P19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 fo:font-size="36pt" fo:language="ru" fo:country="RU" fo:font-weight="bold"/>
    </style:style>
    <style:style style:name="P20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 fo:font-size="20pt" fo:language="ru" fo:country="RU" fo:font-weight="bold"/>
    </style:style>
    <style:style style:name="P21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401cm" style:auto-text-indent="false"/>
      <style:text-properties style:font-name="Constantia" fo:font-size="14pt" fo:language="ru" fo:country="RU" fo:font-weight="normal"/>
    </style:style>
    <style:style style:name="P22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tantia" fo:font-size="12pt" fo:language="ru" fo:country="RU" fo:font-weight="normal" style:font-size-asian="12pt" style:font-size-complex="12pt"/>
    </style:style>
    <style:style style:name="P24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tantia" fo:font-size="12pt" fo:language="ru" fo:country="RU" fo:font-weight="normal" style:font-size-asian="12pt" style:font-weight-asian="bold" style:font-size-complex="12pt" style:font-weight-complex="bold"/>
    </style:style>
    <style:style style:name="P25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26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cm" style:auto-text-indent="false"/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P27" style:family="paragraph" style:parent-style-name="Text_20_body" style:master-page-name="First_20_Page">
      <style:paragraph-properties fo:margin-top="0cm" fo:margin-bottom="0cm" fo:line-height="100%" fo:text-align="center" style:justify-single-word="false" style:page-number="auto"/>
    </style:style>
    <style:style style:name="P28" style:family="paragraph" style:parent-style-name="Text_20_body" style:master-page-name="Standard">
      <style:paragraph-properties fo:margin-top="0cm" fo:margin-bottom="0cm" fo:line-height="100%" fo:text-align="center" style:justify-single-word="false" style:page-number="auto"/>
    </style:style>
    <style:style style:name="P29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language="ru" fo:country="RU"/>
    </style:style>
    <style:style style:name="P30" style:family="paragraph" style:parent-style-name="Text_20_body">
      <style:paragraph-properties fo:margin-left="-0.009cm" fo:margin-right="-0.009cm" fo:margin-top="0cm" fo:margin-bottom="0cm" fo:line-height="100%" fo:text-align="justify" style:justify-single-word="false" fo:text-indent="0.132cm" style:auto-text-indent="false"/>
      <style:text-properties style:font-name="Constantia" fo:font-size="12pt" fo:language="ru" fo:country="RU" fo:font-weight="normal" style:font-size-asian="12pt" style:font-size-complex="12pt"/>
    </style:style>
    <style:style style:name="P3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language="ru" fo:country="RU"/>
    </style:style>
    <style:style style:name="P32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fo:language="en" fo:country="US" style:font-size-asian="12pt" style:font-size-complex="12pt"/>
    </style:style>
    <style:style style:name="P33" style:family="paragraph" style:parent-style-name="Heading_20_2">
      <style:paragraph-properties fo:break-before="page"/>
      <style:text-properties fo:language="ru" fo:country="RU"/>
    </style:style>
    <style:style style:name="P34" style:family="paragraph" style:parent-style-name="Heading_20_2" style:master-page-name="Standard">
      <style:paragraph-properties style:page-number="auto"/>
    </style:style>
    <style:style style:name="P35" style:family="paragraph" style:parent-style-name="Heading_20_2">
      <style:paragraph-properties fo:margin-left="0cm" fo:margin-right="0cm" fo:margin-top="0cm" fo:margin-bottom="0cm" fo:line-height="100%" fo:text-align="justify" style:justify-single-word="false" fo:text-indent="1.6cm" style:auto-text-indent="false" fo:break-before="page"/>
      <style:text-properties style:font-name="Constantia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font-weight="bold"/>
    </style:style>
    <style:style style:name="T4" style:family="text">
      <style:text-properties fo:language="ru" fo:country="RU"/>
    </style:style>
    <style:style style:name="T5" style:family="text">
      <style:text-properties style:text-line-through-style="solid"/>
    </style:style>
    <style:style style:name="T6" style:family="text">
      <style:text-properties style:text-line-through-style="none"/>
    </style:style>
    <style:style style:name="T7" style:family="text">
      <style:text-properties style:font-name="Constantia" fo:font-size="14pt" fo:language="en" fo:country="US" fo:font-weight="normal"/>
    </style:style>
    <style:style style:name="T8" style:family="text">
      <style:text-properties style:font-name="Constantia" fo:font-size="14pt" fo:language="en" fo:country="US" fo:font-weight="bold" style:font-weight-asian="bold" style:font-weight-complex="bold"/>
    </style:style>
    <style:style style:name="T9" style:family="text">
      <style:text-properties style:font-name="Constantia" fo:font-size="14pt" fo:language="ru" fo:country="RU" fo:font-weight="normal"/>
    </style:style>
    <style:style style:name="T10" style:family="text">
      <style:text-properties style:font-name="Constantia" fo:language="ru" fo:country="RU"/>
    </style:style>
    <style:style style:name="T11" style:family="text">
      <style:text-properties style:font-name="Constantia" fo:language="en" fo:country="US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РУКОВОДСТВО</text:p>
      <text:p text:style-name="P20">по программному комплексу «<text:span text:style-name="T1">pyPC</text:span>»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20"/>
      <text:p text:style-name="P20"/>
      <text:p text:style-name="P20"/>
      <text:p text:style-name="P20"/>
      <text:p text:style-name="P20">Калининград-2014</text:p>
      <text:p text:style-name="P28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5"><text:a xlink:type="simple" xlink:href="#__RefHeading__113_806256751" text:style-name="Index_20_Link" text:visited-style-name="Index_20_Link">Благодарности<text:tab/>3</text:a></text:p>
          <text:p text:style-name="P25"><text:a xlink:type="simple" xlink:href="#__RefHeading__107_806256751" text:style-name="Index_20_Link" text:visited-style-name="Index_20_Link">Для кого это чудо<text:tab/>3</text:a></text:p>
          <text:p text:style-name="P25"><text:a xlink:type="simple" xlink:href="#__RefHeading__109_806256751" text:style-name="Index_20_Link" text:visited-style-name="Index_20_Link">История создания<text:tab/>3</text:a></text:p>
          <text:p text:style-name="P25"><text:a xlink:type="simple" xlink:href="#__RefHeading__687_211849794" text:style-name="Index_20_Link" text:visited-style-name="Index_20_Link">Как это всё устроено?<text:tab/>4</text:a></text:p>
          <text:p text:style-name="P25"><text:a xlink:type="simple" xlink:href="#__RefHeading__689_211849794" text:style-name="Index_20_Link" text:visited-style-name="Index_20_Link">Система команд ЦП<text:tab/>5</text:a></text:p>
          <text:p text:style-name="P25"><text:a xlink:type="simple" xlink:href="#__RefHeading__691_211849794" text:style-name="Index_20_Link" text:visited-style-name="Index_20_Link">Представление флагов через регистр<text:tab/>7</text:a></text:p>
        </text:index-body>
      </text:table-of-content>
      <text:p text:style-name="Heading_20_1"/>
      <text:h text:style-name="P33" text:outline-level="2"><text:bookmark text:name="__RefHeading__113_806256751"/>Благодарности<text:bookmark-end text:name="__RefHeading__113_806256751"/></text:h>
      <text:p text:style-name="P21">Традиционно автор желает выразить благодарности.</text:p>
      <text:p text:style-name="P21">Без стран невероятных друзей современная электроника была бы не так развита, никто бы не ставил аппаратных закладок в микросхемы.</text:p>
      <text:p text:style-name="P21">Без корпорации <text:span text:style-name="T2">IBM</text:span> не появился бы на свет весь тот зоопарк вычислительной техники, который есть сейчас. Не приходилось бы выискивать по файлопомойкам и закоулкам этих ваших тырнетов драйвера, которые не редко – не работают, и софт, который и того чаще – глючит и весь из себя дырявый.</text:p>
      <text:p text:style-name="P21">Без замечательной корпорации <text:span text:style-name="T2">Microsoft</text:span> ничего бы не получилось создать такие вещи, как <text:span text:style-name="T2">Linux</text:span> и вирусы-полиморфики.</text:p>
      <text:p text:style-name="P21">Без <text:span text:style-name="T2">DARPA</text:span> не было бы интернета с его жёстким контролем различных сегментов через систему корневых <text:span text:style-name="T2">DNS</text:span><text:span text:style-name="T1">.</text:span></text:p>
      <text:p text:style-name="P21">Без <text:span text:style-name="T3">Эдварда Сноудена</text:span> технология «<text:span text:style-name="T2">Tor</text:span>» не получила бы такую популярность (Хотя в самом <text:span text:style-name="T2">Tor</text:span><text:span text:style-name="T1">`e </text:span>есть большие вопросы)</text:p>
      <text:p text:style-name="P21">Отдельная благодарность разработчикам <text:span text:style-name="T2">LibreOffice</text:span><text:span text:style-name="T1">. </text:span>Именно в нём набирался этот эпический документ (ребята, пофиксите баги по сохранению нового документа!)</text:p>
      <text:p text:style-name="P21">Огромная благодарность для <text:span text:style-name="T3">Гвидо Ван Россум</text:span>. Это лучший диктатор в мире? И лучший специалист по рептилиям и сериалам про цирк!</text:p>
      <text:p text:style-name="P21">Благодарен тем программистам, которые создали <text:span text:style-name="T2">cython</text:span><text:span text:style-name="T1">, </text:span><text:span text:style-name="T2">mingw</text:span> и <text:span text:style-name="T2">gcc</text:span><text:span text:style-name="T1">. </text:span>Это отличные программные продукты. Скорость питонячьего кода зашкаливает. )</text:p>
      <text:p text:style-name="P21">Спасибо всем тем, кто писал автору, о чём-то просил, теребил и требовал. Это хорошая мотивация для того, чтобы не тратить время за управлением танков (да, этим ребятам тоже отдельное спасибо).</text:p>
      <text:p text:style-name="P2"/>
      <text:h text:style-name="Heading_20_2" text:outline-level="2"><text:bookmark text:name="__RefHeading__107_806256751"/>Для кого это чудо<text:bookmark-end text:name="__RefHeading__107_806256751"/></text:h>
      <text:p text:style-name="P4">Программа «<text:span text:style-name="T2">pyPC</text:span>» предназначена для широкого круга пользователей. Начиная от студентов, которые желают научиться ассемблеру, любителям-гикам, параноикам в области компьютерной безопасности и всем, кто недолюбливает различные корпорации добра и больших братьев.</text:p>
      <text:p text:style-name="P4">Просьба не кидаться какашками, программу автор пилит не за деньги, вознаграждения не просит, на медаль не надеется. Если чего-то не хватает – допилите! (или <text:span text:style-name="T5">проспонсируйте </text:span><text:span text:style-name="T6">мотивируйте</text:span> автора).</text:p>
      <text:p text:style-name="P7"/>
      <text:h text:style-name="Heading_20_2" text:outline-level="2"><text:bookmark text:name="__RefHeading__109_806256751"/>История создания<text:bookmark-end text:name="__RefHeading__109_806256751"/></text:h>
      <text:p text:style-name="P4">Ещё со времён Советского Союза существовали различного рода <text:soft-page-break/>кривотолки и слухи о существовании в микросхемах западного производства различных аппаратных закладок, которые могли бы осуществлять несанкционированную передачу информации, а также могли бы влиять на ход работы электронных систем. Вроде как даже были реальные случаи таких внедрений.</text:p>
      <text:p text:style-name="P4">Чуть позже, после уничтожения СССР, с запада хлынул поток программ. Все они были поначалу просто ломанные, потом ещё и заражённые, и последний десяток лет – не просто заражённые, а специально спроектированные под возможность удалённого доступа спецслужбами стран невероятных друзей. И это уже многократно зафиксированный факт.</text:p>
      <text:p text:style-name="P4">Одновременно с развитием, так называемой, «открытой» платформы <text:span text:style-name="T1">IBM PC, </text:span>в продаже появилось несколько десятков (если не сотен) тысяч железяк, драйвера к которым (впрочем, как и почти весь софт) является закрытым, непрозрачным, только Бог и спецслужбы знают, что напихано там внутри. Документации крайне мало, и если кто-либо из читателей пожелает написать свою операционную систему – с вероятностью близкой к 100% можно заявить, что ничего не выйдет. Ровно на столько нет документации, запутана аппаратная часть, да и масса протоколов обмена и хранения, разобрать которые не сможет даже далеко не самый глупый программист.</text:p>
      <text:p text:style-name="P4">В компьютерных системах появилась такая замечательная штука, как вирусы и трояны. Эта зараза способна пролезть даже в системы стратегического назначения (ещё бы, если щедрым спонсором выступает страна невероятного друга, вспомним про урановые центрифуги Ирана). И как только аппаратная платформа или операционная система набирает популярность – уже ничто не может остановить кибер-вандалов от попыток эксплуатации уязвимостей.</text:p>
      <text:p text:style-name="P6"/>
      <text:p text:style-name="P4">Как жить в таком сумасшедшем доме, задался как-то вопросом автор программы? И ответ напрашивался сам собой: необходимо создать такую систему, в которой исчерпывающая документация, код программы может быть легко исследован и модифицирован. Данные, в таком компьютере не должны быть сокрыты в тёмных уголках носителей информации, и вся система должна быть легко переносима между различными компьютерами при такой необходимости. А если пользователю потребуется (или ради лулзов захочется) добавить какую-либо железяку – у него должна быть такая возможность.</text:p>
      <text:p text:style-name="P2"/>
      <text:h text:style-name="Heading_20_2" text:outline-level="2"><text:bookmark text:name="__RefHeading__687_211849794"/>Как это всё устроено?<text:bookmark-end text:name="__RefHeading__687_211849794"/></text:h>
      <text:p text:style-name="P10"><text:span text:style-name="T8">pyPC</text:span><text:span text:style-name="T7"> </text:span><text:span text:style-name="T9">представляет из себя виртуальный компьютер. Это означает, что внутри реального компьютера </text:span><text:span text:style-name="T7">pyPC </text:span><text:span text:style-name="T9">создаёт мнимый компьютер, который живёт своей жизнью и точно знает, что он такой маленький паразит в системе-хозяине. Система-хозяин при этом ведёт себя как обычно и не знает, </text:span><text:soft-page-break/><text:span text:style-name="T9">что внутри него крутятся виртуальные железки. Такие дела. </text:span></text:p>
      <text:h text:style-name="P34" text:outline-level="2"><text:bookmark text:name="__RefHeading__689_211849794"/>Система команд ЦП<text:bookmark-end text:name="__RefHeading__689_211849794"/></text:h>
      <text:p text:style-name="P3">Ниже приводятся доступные команды ЦП</text:p>
      <text:p text:style-name="P3">В каждой команде есть префикс:</text:p>
      <text:p text:style-name="P5">r – <text:span text:style-name="T4">регистровая команда</text:span></text:p>
      <text:p text:style-name="P5">n – <text:span text:style-name="T4">команда с фиксированным числом</text:span></text:p>
      <text:p text:style-name="P5">m – <text:span text:style-name="T4">команда с ячейкой памяти</text:span></text:p>
      <text:p text:style-name="P5">p – <text:span text:style-name="T4">порт ввода/вывода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11">dec</text:p>
            </table:table-cell>
            <table:table-cell table:style-name="Таблица1.A1" office:value-type="string">
              <text:p text:style-name="P11">mnem</text:p>
            </table:table-cell>
            <table:table-cell table:style-name="Таблица1.C1" office:value-type="string">
              <text:p text:style-name="P12">Описание</text:p>
            </table:table-cell>
          </table:table-row>
        </table:table-header-rows>
        <table:table-row>
          <table:table-cell table:style-name="Таблица1.A2" office:value-type="float" office:value="0">
            <text:p text:style-name="P14">0</text:p>
          </table:table-cell>
          <table:table-cell table:style-name="Таблица1.B2" office:value-type="string">
            <text:p text:style-name="P16">A.nop()</text:p>
          </table:table-cell>
          <table:table-cell table:style-name="Таблица1.C2" office:value-type="string">
            <text:p text:style-name="P17">Команда гоняет пустой цикл. Значения флагов не меняются, удобно <text:s/>при инициализации памяти.</text:p>
          </table:table-cell>
        </table:table-row>
        <table:table-row>
          <table:table-cell table:style-name="Таблица1.A2" office:value-type="float" office:value="1">
            <text:p text:style-name="P13">1</text:p>
          </table:table-cell>
          <table:table-cell table:style-name="Таблица1.B2" office:value-type="string">
            <text:p text:style-name="P16">A.radd(A)</text:p>
          </table:table-cell>
          <table:table-cell table:style-name="Таблица1.C2" office:value-type="string">
            <text:p text:style-name="P17">Добавляет в регистр А содержимое регистра А (фактически удвоение содержимого).</text:p>
          </table:table-cell>
        </table:table-row>
        <table:table-row>
          <table:table-cell table:style-name="Таблица1.A2" office:value-type="float" office:value="2">
            <text:p text:style-name="P13">2</text:p>
          </table:table-cell>
          <table:table-cell table:style-name="Таблица1.B2" office:value-type="string">
            <text:p text:style-name="P16">A.rsub(A)</text:p>
          </table:table-cell>
          <table:table-cell table:style-name="Таблица1.C2" office:value-type="string">
            <text:p text:style-name="P17">Вычитает содержимое регистра А содержимым регистра А (фактически обнуление).</text:p>
          </table:table-cell>
        </table:table-row>
        <table:table-row>
          <table:table-cell table:style-name="Таблица1.A2" office:value-type="float" office:value="3">
            <text:p text:style-name="P13">3</text:p>
          </table:table-cell>
          <table:table-cell table:style-name="Таблица1.B2" office:value-type="string">
            <text:p text:style-name="P22">A.rinc(A)</text:p>
          </table:table-cell>
          <table:table-cell table:style-name="Таблица1.C2" office:value-type="string">
            <text:p text:style-name="P23">Складывает содержимое регистра А с содержимым самого регистра (фактически возведение в квадрат).</text:p>
          </table:table-cell>
        </table:table-row>
        <table:table-row>
          <table:table-cell table:style-name="Таблица1.A2" office:value-type="float" office:value="4">
            <text:p text:style-name="P13">4</text:p>
          </table:table-cell>
          <table:table-cell table:style-name="Таблица1.B2" office:value-type="string">
            <text:p text:style-name="P22">A.rdec(A)</text:p>
          </table:table-cell>
          <table:table-cell table:style-name="Таблица1.C2" office:value-type="string">
            <text:p text:style-name="P23">Вычитает из содержимого регистра А его содержимое (фактически обнуление).</text:p>
          </table:table-cell>
        </table:table-row>
        <table:table-row>
          <table:table-cell table:style-name="Таблица1.A2" office:value-type="float" office:value="5">
            <text:p text:style-name="P13">5</text:p>
          </table:table-cell>
          <table:table-cell table:style-name="Таблица1.B2" office:value-type="string">
            <text:p text:style-name="P22">A.rnot(A)</text:p>
          </table:table-cell>
          <table:table-cell table:style-name="Таблица1.C2" office:value-type="string">
            <text:p text:style-name="P23">Инверсия содержимого регистра А его содержимым.</text:p>
          </table:table-cell>
        </table:table-row>
        <table:table-row>
          <table:table-cell table:style-name="Таблица1.A2" office:value-type="float" office:value="6">
            <text:p text:style-name="P13">6</text:p>
          </table:table-cell>
          <table:table-cell table:style-name="Таблица1.B2" office:value-type="string">
            <text:p text:style-name="P22">A.rxor(A)</text:p>
          </table:table-cell>
          <table:table-cell table:style-name="Таблица1.C2" office:value-type="string">
            <text:p text:style-name="P23">Исключающее ИЛИ регистра А его содержимым (фактически обнуление).</text:p>
          </table:table-cell>
        </table:table-row>
        <table:table-row>
          <table:table-cell table:style-name="Таблица1.A2" office:value-type="float" office:value="7">
            <text:p text:style-name="P13">7</text:p>
          </table:table-cell>
          <table:table-cell table:style-name="Таблица1.B2" office:value-type="string">
            <text:p text:style-name="P26">A.ror(A)</text:p>
          </table:table-cell>
          <table:table-cell table:style-name="Таблица1.C2" office:value-type="string">
            <text:p text:style-name="P23">Логическое ИЛИ регистра А с его содержимым (не влияет на содержание).</text:p>
          </table:table-cell>
        </table:table-row>
        <table:table-row>
          <table:table-cell table:style-name="Таблица1.A2" office:value-type="float" office:value="8">
            <text:p text:style-name="P13">8</text:p>
          </table:table-cell>
          <table:table-cell table:style-name="Таблица1.B2" office:value-type="string">
            <text:p text:style-name="P22">A.rand(A)</text:p>
          </table:table-cell>
          <table:table-cell table:style-name="Таблица1.C2" office:value-type="string">
            <text:p text:style-name="P23">Логическое И регистра А с его содержимым (не влияет на содержание).</text:p>
          </table:table-cell>
        </table:table-row>
        <table:table-row>
          <table:table-cell table:style-name="Таблица1.A2" office:value-type="float" office:value="9">
            <text:p text:style-name="P13">9</text:p>
          </table:table-cell>
          <table:table-cell table:style-name="Таблица1.B2" office:value-type="string">
            <text:p text:style-name="P22">A.rshr(A)</text:p>
          </table:table-cell>
          <table:table-cell table:style-name="Таблица1.C2" office:value-type="string">
            <text:p text:style-name="P23">Правый сдвиг содержимого регистра А в регистре А.</text:p>
          </table:table-cell>
        </table:table-row>
        <table:table-row>
          <table:table-cell table:style-name="Таблица1.A2" office:value-type="float" office:value="10">
            <text:p text:style-name="P13">10</text:p>
          </table:table-cell>
          <table:table-cell table:style-name="Таблица1.B2" office:value-type="string">
            <text:p text:style-name="P22">A.rshl(A)</text:p>
          </table:table-cell>
          <table:table-cell table:style-name="Таблица1.C2" office:value-type="string">
            <text:p text:style-name="P23">Левый сдвиг содержимого регистра А в регистре А.</text:p>
          </table:table-cell>
        </table:table-row>
        <table:table-row>
          <table:table-cell table:style-name="Таблица1.A2" office:value-type="float" office:value="11">
            <text:p text:style-name="P13">11</text:p>
          </table:table-cell>
          <table:table-cell table:style-name="Таблица1.B2" office:value-type="string">
            <text:p text:style-name="P22">A.nset(n)</text:p>
          </table:table-cell>
          <table:table-cell table:style-name="Таблица1.C2" office:value-type="string">
            <text:p text:style-name="P23">Установка регистра А числом <text:span text:style-name="T1">n.</text:span></text:p>
          </table:table-cell>
        </table:table-row>
        <table:table-row>
          <table:table-cell table:style-name="Таблица1.A2" office:value-type="float" office:value="12">
            <text:p text:style-name="P13">12</text:p>
          </table:table-cell>
          <table:table-cell table:style-name="Таблица1.B2" office:value-type="string">
            <text:p text:style-name="P22">A.nadd(n)</text:p>
          </table:table-cell>
          <table:table-cell table:style-name="Таблица1.C2" office:value-type="string">
            <text:p text:style-name="P23">Сложить регистр А с числом <text:span text:style-name="T1">n.</text:span></text:p>
          </table:table-cell>
        </table:table-row>
        <table:table-row>
          <table:table-cell table:style-name="Таблица1.A2" office:value-type="float" office:value="13">
            <text:p text:style-name="P13">13</text:p>
          </table:table-cell>
          <table:table-cell table:style-name="Таблица1.B2" office:value-type="string">
            <text:p text:style-name="P22">A.nsub(n)</text:p>
          </table:table-cell>
          <table:table-cell table:style-name="Таблица1.C2" office:value-type="string">
            <text:p text:style-name="P23">Вычесть из регистра А число <text:span text:style-name="T1">n.</text:span></text:p>
          </table:table-cell>
        </table:table-row>
        <table:table-row>
          <table:table-cell table:style-name="Таблица1.A2" office:value-type="float" office:value="14">
            <text:p text:style-name="P13">14</text:p>
          </table:table-cell>
          <table:table-cell table:style-name="Таблица1.B2" office:value-type="string">
            <text:p text:style-name="P22">A.nnot(n)</text:p>
          </table:table-cell>
          <table:table-cell table:style-name="Таблица1.C2" office:value-type="string">
            <text:p text:style-name="P23">Занести в регистр А инверсию числа <text:span text:style-name="T1">n.</text:span></text:p>
          </table:table-cell>
        </table:table-row>
        <table:table-row>
          <table:table-cell table:style-name="Таблица1.A2" office:value-type="float" office:value="15">
            <text:p text:style-name="P13">15</text:p>
          </table:table-cell>
          <table:table-cell table:style-name="Таблица1.B2" office:value-type="string">
            <text:p text:style-name="P22">A.nxor(n)</text:p>
          </table:table-cell>
          <table:table-cell table:style-name="Таблица1.C2" office:value-type="string">
            <text:p text:style-name="P23">Исключающее ИЛИ регистра А с числом <text:span text:style-name="T1">n.</text:span></text:p>
          </table:table-cell>
        </table:table-row>
        <table:table-row>
          <table:table-cell table:style-name="Таблица1.A2" office:value-type="float" office:value="16">
            <text:p text:style-name="P13">16</text:p>
          </table:table-cell>
          <table:table-cell table:style-name="Таблица1.B2" office:value-type="string">
            <text:p text:style-name="P22">A.nor(n)</text:p>
          </table:table-cell>
          <table:table-cell table:style-name="Таблица1.C2" office:value-type="string">
            <text:p text:style-name="P24"><text:span text:style-name="T1">Логическое </text:span>ИЛИ<text:span text:style-name="T1"> регистра А с числом n.</text:span></text:p>
          </table:table-cell>
        </table:table-row>
        <table:table-row>
          <table:table-cell table:style-name="Таблица1.A2" office:value-type="float" office:value="17">
            <text:p text:style-name="P13">17</text:p>
          </table:table-cell>
          <table:table-cell table:style-name="Таблица1.B2" office:value-type="string">
            <text:p text:style-name="P22">A.nand(n)</text:p>
          </table:table-cell>
          <table:table-cell table:style-name="Таблица1.C2" office:value-type="string">
            <text:p text:style-name="P24">Логическое сложение регистра А с числом <text:span text:style-name="T1">n.</text:span></text:p>
          </table:table-cell>
        </table:table-row>
        <text:soft-page-break/>
        <table:table-row>
          <table:table-cell table:style-name="Таблица1.A2" office:value-type="float" office:value="18">
            <text:p text:style-name="P13">18</text:p>
          </table:table-cell>
          <table:table-cell table:style-name="Таблица1.B2" office:value-type="string">
            <text:p text:style-name="P22">A.mget(nn)</text:p>
          </table:table-cell>
          <table:table-cell table:style-name="Таблица1.C2" office:value-type="string">
            <text:p text:style-name="P24">Установка регистра А значением, хранящимся по адресу <text:span text:style-name="T1">[nn].</text:span></text:p>
          </table:table-cell>
        </table:table-row>
        <table:table-row>
          <table:table-cell table:style-name="Таблица1.A2" office:value-type="float" office:value="19">
            <text:p text:style-name="P13">19</text:p>
          </table:table-cell>
          <table:table-cell table:style-name="Таблица1.B2" office:value-type="string">
            <text:p text:style-name="P22">A.madd(m)</text:p>
          </table:table-cell>
          <table:table-cell table:style-name="Таблица1.C2" office:value-type="string">
            <text:p text:style-name="P24">Сложение<text:span text:style-name="T1"> регистра А значением, хранящимся по адресу [m].</text:span></text:p>
          </table:table-cell>
        </table:table-row>
        <table:table-row>
          <table:table-cell table:style-name="Таблица1.A2" office:value-type="float" office:value="20">
            <text:p text:style-name="P13">20</text:p>
          </table:table-cell>
          <table:table-cell table:style-name="Таблица1.B2" office:value-type="string">
            <text:p text:style-name="P22">A.msub(m)</text:p>
          </table:table-cell>
          <table:table-cell table:style-name="Таблица1.C2" office:value-type="string">
            <text:p text:style-name="P24">Вычитание<text:span text:style-name="T1"> регистра А значением, хранящимся по адресу [m].</text:span></text:p>
          </table:table-cell>
        </table:table-row>
        <table:table-row>
          <table:table-cell table:style-name="Таблица1.A2" office:value-type="float" office:value="21">
            <text:p text:style-name="P13">21</text:p>
          </table:table-cell>
          <table:table-cell table:style-name="Таблица1.B2" office:value-type="string">
            <text:p text:style-name="P22">A.minc(m)</text:p>
          </table:table-cell>
          <table:table-cell table:style-name="Таблица1.C2" office:value-type="string">
            <text:p text:style-name="P24">Инкремент<text:span text:style-name="T1"> регистра А <text:s/>значением, хранящимся по адресу [m].</text:span></text:p>
          </table:table-cell>
        </table:table-row>
        <table:table-row>
          <table:table-cell table:style-name="Таблица1.A2" office:value-type="float" office:value="22">
            <text:p text:style-name="P13">22</text:p>
          </table:table-cell>
          <table:table-cell table:style-name="Таблица1.B2" office:value-type="string">
            <text:p text:style-name="P22">A.mdec(m)</text:p>
          </table:table-cell>
          <table:table-cell table:style-name="Таблица1.C2" office:value-type="string">
            <text:p text:style-name="P24">Декремент<text:span text:style-name="T1"> регистра А <text:s/>значением, хранящимся по адресу [m].</text:span></text:p>
          </table:table-cell>
        </table:table-row>
        <table:table-row>
          <table:table-cell table:style-name="Таблица1.A2" office:value-type="float" office:value="23">
            <text:p text:style-name="P13">23</text:p>
          </table:table-cell>
          <table:table-cell table:style-name="Таблица1.B2" office:value-type="string">
            <text:p text:style-name="P22">A.mnot(m)</text:p>
          </table:table-cell>
          <table:table-cell table:style-name="Таблица1.C2" office:value-type="string">
            <text:p text:style-name="P24">Инверсия<text:span text:style-name="T1"> регистра А <text:s/>значением, хранящимся по адресу [m].</text:span></text:p>
          </table:table-cell>
        </table:table-row>
        <table:table-row>
          <table:table-cell table:style-name="Таблица1.A2" office:value-type="float" office:value="24">
            <text:p text:style-name="P13">24</text:p>
          </table:table-cell>
          <table:table-cell table:style-name="Таблица1.B2" office:value-type="string">
            <text:p text:style-name="P22">A.mxor(m)</text:p>
          </table:table-cell>
          <table:table-cell table:style-name="Таблица1.C2" office:value-type="string">
            <text:p text:style-name="P24">Исключающее ИЛИ<text:span text:style-name="T1"> регистра А <text:s/>значением, хранящимся по адресу [m].</text:span></text:p>
          </table:table-cell>
        </table:table-row>
        <table:table-row>
          <table:table-cell table:style-name="Таблица1.A2" office:value-type="float" office:value="25">
            <text:p text:style-name="P13">25</text:p>
          </table:table-cell>
          <table:table-cell table:style-name="Таблица1.B2" office:value-type="string">
            <text:p text:style-name="P22">A.mor(m)</text:p>
          </table:table-cell>
          <table:table-cell table:style-name="Таблица1.C2" office:value-type="string">
            <text:p text:style-name="P24">Логическое сложение регистра А <text:s/>значением, хранящимся по адресу [<text:span text:style-name="T1">m</text:span>].</text:p>
          </table:table-cell>
        </table:table-row>
        <table:table-row>
          <table:table-cell table:style-name="Таблица1.A2" office:value-type="float" office:value="26">
            <text:p text:style-name="P13">26</text:p>
          </table:table-cell>
          <table:table-cell table:style-name="Таблица1.B2" office:value-type="string">
            <text:p text:style-name="P22">a.mand(m)</text:p>
          </table:table-cell>
          <table:table-cell table:style-name="Таблица1.C2" office:value-type="string">
            <text:p text:style-name="P24">AND регистра A со значением из ячейки с адресом m </text:p>
          </table:table-cell>
        </table:table-row>
        <table:table-row>
          <table:table-cell table:style-name="Таблица1.A2" office:value-type="float" office:value="27">
            <text:p text:style-name="P13">27</text:p>
          </table:table-cell>
          <table:table-cell table:style-name="Таблица1.B2" office:value-type="string">
            <text:p text:style-name="P22">A.mshr(m)</text:p>
          </table:table-cell>
          <table:table-cell table:style-name="Таблица1.C2" office:value-type="string">
            <text:p text:style-name="P24">Сдвиг вправо регистра А на 1 бит значением, хранящимся по адресу [<text:span text:style-name="T1">m</text:span>].</text:p>
          </table:table-cell>
        </table:table-row>
        <table:table-row>
          <table:table-cell table:style-name="Таблица1.A2" office:value-type="float" office:value="28">
            <text:p text:style-name="P13">28</text:p>
          </table:table-cell>
          <table:table-cell table:style-name="Таблица1.B2" office:value-type="string">
            <text:p text:style-name="P22">A.mshl(m)</text:p>
          </table:table-cell>
          <table:table-cell table:style-name="Таблица1.C2" office:value-type="string">
            <text:p text:style-name="P24">Сдвиг влево регистра А на 1 бит значением, хранящимся по адресу [<text:span text:style-name="T1">m</text:span>].</text:p>
          </table:table-cell>
        </table:table-row>
        <table:table-row>
          <table:table-cell table:style-name="Таблица1.A2" office:value-type="float" office:value="29">
            <text:p text:style-name="P13">29</text:p>
          </table:table-cell>
          <table:table-cell table:style-name="Таблица1.B2" office:value-type="string">
            <text:p text:style-name="P22">A.mgetf()</text:p>
          </table:table-cell>
          <table:table-cell table:style-name="Таблица1.C2" office:value-type="string">
            <text:p text:style-name="P24">Получить флаги регистра А в значение регистра А.</text:p>
          </table:table-cell>
        </table:table-row>
        <table:table-row>
          <table:table-cell table:style-name="Таблица1.A2" office:value-type="float" office:value="30">
            <text:p text:style-name="P13">30</text:p>
          </table:table-cell>
          <table:table-cell table:style-name="Таблица1.B2" office:value-type="string">
            <text:p text:style-name="P22">A.msetf()</text:p>
          </table:table-cell>
          <table:table-cell table:style-name="Таблица1.C2" office:value-type="string">
            <text:p text:style-name="P24">Установить флаги регистра А значением регистра А.</text:p>
          </table:table-cell>
        </table:table-row>
        <table:table-row>
          <table:table-cell table:style-name="Таблица1.A2" office:value-type="float" office:value="31">
            <text:p text:style-name="P13">31</text:p>
          </table:table-cell>
          <table:table-cell table:style-name="Таблица1.B2" office:value-type="string">
            <text:p text:style-name="P22">A.ifz(m)</text:p>
          </table:table-cell>
          <table:table-cell table:style-name="Таблица1.C2" office:value-type="string">
            <text:p text:style-name="P24">Если регистр А равен 0, переход по адресу <text:span text:style-name="T1">[m].</text:span></text:p>
          </table:table-cell>
        </table:table-row>
        <table:table-row>
          <table:table-cell table:style-name="Таблица1.A2" office:value-type="float" office:value="32">
            <text:p text:style-name="P13">32</text:p>
          </table:table-cell>
          <table:table-cell table:style-name="Таблица1.B2" office:value-type="string">
            <text:p text:style-name="P22">A.<text:span text:style-name="T4">n</text:span>cmp(n)</text:p>
          </table:table-cell>
          <table:table-cell table:style-name="Таблица1.C2" office:value-type="string">
            <text:p text:style-name="P24">Сравнение регистра А с числом <text:span text:style-name="T1">n.</text:span></text:p>
          </table:table-cell>
        </table:table-row>
        <table:table-row>
          <table:table-cell table:style-name="Таблица1.A2" office:value-type="float" office:value="33">
            <text:p text:style-name="P13">33</text:p>
          </table:table-cell>
          <table:table-cell table:style-name="Таблица1.B2" office:value-type="string">
            <text:p text:style-name="P22">A.ifnz(m)</text:p>
          </table:table-cell>
          <table:table-cell table:style-name="Таблица1.C2" office:value-type="string">
            <text:p text:style-name="P24"><text:span text:style-name="T1">Если регистр А </text:span>не <text:span text:style-name="T1">равен 0, переход по адресу [m].</text:span></text:p>
          </table:table-cell>
        </table:table-row>
        <table:table-row>
          <table:table-cell table:style-name="Таблица1.A2" office:value-type="float" office:value="34">
            <text:p text:style-name="P13">34</text:p>
          </table:table-cell>
          <table:table-cell table:style-name="Таблица1.B2" office:value-type="string">
            <text:p text:style-name="P22">A.mset(m)</text:p>
          </table:table-cell>
          <table:table-cell table:style-name="Таблица1.C2" office:value-type="string">
            <text:p text:style-name="P24">Сохранить регистр А, по адресу <text:span text:style-name="T1">[m]</text:span></text:p>
          </table:table-cell>
        </table:table-row>
        <table:table-row>
          <table:table-cell table:style-name="Таблица1.A2" office:value-type="float" office:value="35">
            <text:p text:style-name="P13">35</text:p>
          </table:table-cell>
          <table:table-cell table:style-name="Таблица1.B2" office:value-type="string">
            <text:p text:style-name="P22">A.push()</text:p>
          </table:table-cell>
          <table:table-cell table:style-name="Таблица1.C2" office:value-type="string">
            <text:p text:style-name="P24">Сохранение регистра А в стеке</text:p>
          </table:table-cell>
        </table:table-row>
        <table:table-row>
          <table:table-cell table:style-name="Таблица1.A2" office:value-type="float" office:value="36">
            <text:p text:style-name="P13">36</text:p>
          </table:table-cell>
          <table:table-cell table:style-name="Таблица1.B2" office:value-type="string">
            <text:p text:style-name="P22">A.pop()</text:p>
          </table:table-cell>
          <table:table-cell table:style-name="Таблица1.C2" office:value-type="string">
            <text:p text:style-name="P24">Восстановление содержимого регистра А из стека</text:p>
          </table:table-cell>
        </table:table-row>
        <table:table-row>
          <table:table-cell table:style-name="Таблица1.A2" office:value-type="float" office:value="37">
            <text:p text:style-name="P15">37</text:p>
          </table:table-cell>
          <table:table-cell table:style-name="Таблица1.B2" office:value-type="string">
            <text:p text:style-name="P22">A.call(m)</text:p>
          </table:table-cell>
          <table:table-cell table:style-name="Таблица1.C2" office:value-type="string">
            <text:p text:style-name="P24">Вызов процедуры по адресу содержащемуся в <text:span text:style-name="T1">m</text:span></text:p>
          </table:table-cell>
        </table:table-row>
        <table:table-row>
          <table:table-cell table:style-name="Таблица1.A2" office:value-type="float" office:value="38">
            <text:p text:style-name="P15">38</text:p>
          </table:table-cell>
          <table:table-cell table:style-name="Таблица1.B2" office:value-type="string">
            <text:p text:style-name="P22">A.ret()</text:p>
          </table:table-cell>
          <table:table-cell table:style-name="Таблица1.C2" office:value-type="string">
            <text:p text:style-name="P24">Возврат из процедуры.</text:p>
          </table:table-cell>
        </table:table-row>
        <table:table-row>
          <table:table-cell table:style-name="Таблица1.A2" office:value-type="float" office:value="39">
            <text:p text:style-name="P15">39</text:p>
          </table:table-cell>
          <table:table-cell table:style-name="Таблица1.B2" office:value-type="string">
            <text:p text:style-name="P22">A.in(p)</text:p>
          </table:table-cell>
          <table:table-cell table:style-name="Таблица1.C2" office:value-type="string">
            <text:p text:style-name="P24">Чтение из порта в регистр А</text:p>
          </table:table-cell>
        </table:table-row>
        <table:table-row>
          <table:table-cell table:style-name="Таблица1.A2" office:value-type="float" office:value="40">
            <text:p text:style-name="P15">40</text:p>
          </table:table-cell>
          <table:table-cell table:style-name="Таблица1.B2" office:value-type="string">
            <text:p text:style-name="P22">A.out(p)</text:p>
          </table:table-cell>
          <table:table-cell table:style-name="Таблица1.C2" office:value-type="string">
            <text:p text:style-name="P24">Вывод в порт из регистра А</text:p>
          </table:table-cell>
        </table:table-row>
        <table:table-row>
          <table:table-cell table:style-name="Таблица1.A2" office:value-type="float" office:value="41">
            <text:p text:style-name="P15">41</text:p>
          </table:table-cell>
          <table:table-cell table:style-name="Таблица1.B2" office:value-type="string">
            <text:p text:style-name="P22">A.jmp(m)</text:p>
          </table:table-cell>
          <table:table-cell table:style-name="Таблица1.C2" office:value-type="string">
            <text:p text:style-name="P24">Переход по абсолютному адресу</text:p>
          </table:table-cell>
        </table:table-row>
        <table:table-row>
          <table:table-cell table:style-name="Таблица1.A2" office:value-type="float" office:value="42">
            <text:p text:style-name="P15">42</text:p>
          </table:table-cell>
          <table:table-cell table:style-name="Таблица1.B2" office:value-type="string">
            <text:p text:style-name="P22">A.jmpr(m)</text:p>
          </table:table-cell>
          <table:table-cell table:style-name="Таблица1.C2" office:value-type="string">
            <text:p text:style-name="P24">Переход по относительному адресу. Работает в обе стороны.</text:p>
          </table:table-cell>
        </table:table-row>
      </table:table>
      <text:p text:style-name="P7"/>
      <text:p text:style-name="P7"><text:soft-page-break/></text:p>
      <text:p text:style-name="P7"/>
      <text:h text:style-name="P34" text:outline-level="2"><text:bookmark text:name="__RefHeading__691_211849794"/>Представление флагов через регистр<text:bookmark-end text:name="__RefHeading__691_211849794"/></text:h>
      <text:p text:style-name="P8">Флаги в регистре располагаются в следующем порядке:</text:p>
      <text:p text:style-name="P8">0 – <text:span text:style-name="T1">FlagZ</text:span></text:p>
      <text:p text:style-name="P9">1 – FlagC</text:p>
      <text:p text:style-name="P9">2 – FlagO</text:p>
      <text:p text:style-name="P9">3 – FlagS</text:p>
      <text:p text:style-name="P9"/>
      <text:p text:style-name="P9"/>
      <text:h text:style-name="P35" text:outline-level="2">Видеопамять</text:h>
      <text:p text:style-name="P2"><text:span text:style-name="T10">Видеопамять </text:span><text:span text:style-name="T11">pyPC </text:span><text:span text:style-name="T10">доступна через порты ввода/вывода:</text:span></text:p>
      <text:p text:style-name="P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>
            <table:table-cell table:style-name="Таблица2.A1" office:value-type="string">
              <text:p text:style-name="P12">порт</text:p>
            </table:table-cell>
            <table:table-cell table:style-name="Таблица2.A1" office:value-type="string">
              <text:p text:style-name="P12">команда</text:p>
            </table:table-cell>
            <table:table-cell table:style-name="Таблица2.C1" office:value-type="string">
              <text:p text:style-name="P12">Описание</text:p>
            </table:table-cell>
          </table:table-row>
        </table:table-header-rows>
        <table:table-row>
          <table:table-cell table:style-name="Таблица2.A2" office:value-type="float" office:value="0">
            <text:p text:style-name="P14">0</text:p>
          </table:table-cell>
          <table:table-cell table:style-name="Таблица2.B2" office:value-type="string">
            <text:p text:style-name="P16">A.in(0)</text:p>
          </table:table-cell>
          <table:table-cell table:style-name="Таблица2.C2" office:value-type="string">
            <text:p text:style-name="P17">Получает предельный номер поддерживаемого видеорежима. Предельный режим сохраняется в регистре А</text:p>
          </table:table-cell>
        </table:table-row>
        <table:table-row>
          <table:table-cell table:style-name="Таблица2.A2" office:value-type="float" office:value="1">
            <text:p text:style-name="P13">1</text:p>
          </table:table-cell>
          <table:table-cell table:style-name="Таблица2.B2" office:value-type="string">
            <text:p text:style-name="P16">A.out(1)</text:p>
          </table:table-cell>
          <table:table-cell table:style-name="Таблица2.C2" office:value-type="string">
            <text:p text:style-name="P17">Устанавливает режим видеокарты (из регистра А в порт). Значения не поддерживаемые видеокартой будут игнорироваться.</text:p>
          </table:table-cell>
        </table:table-row>
        <table:table-row>
          <table:table-cell table:style-name="Таблица2.B2" office:value-type="string">
            <text:p text:style-name="P15">2</text:p>
          </table:table-cell>
          <table:table-cell table:style-name="Таблица2.B2" office:value-type="string">
            <text:p text:style-name="P16">A.out(2)</text:p>
          </table:table-cell>
          <table:table-cell table:style-name="Таблица2.C2" office:value-type="string">
            <text:p text:style-name="P17">Посыл команд в видеокарту. Команда содержится в регистре А.</text:p>
            <text:p text:style-name="P17">А=1 – очистка экрана.</text:p>
          </table:table-cell>
        </table:table-row>
        <table:table-row>
          <table:table-cell table:style-name="Таблица2.A2" office:value-type="float" office:value="3">
            <text:p text:style-name="P13">3</text:p>
          </table:table-cell>
          <table:table-cell table:style-name="Таблица2.B2" office:value-type="string">
            <text:p text:style-name="P16">A.out(3)</text:p>
          </table:table-cell>
          <table:table-cell table:style-name="Таблица2.C2" office:value-type="string">
            <text:p text:style-name="P17">Заполнение экрана символом из регистра А.</text:p>
          </table:table-cell>
        </table:table-row>
      </table:table>
      <text:p text:style-name="P31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Constantia" svg:font-family="Constantia" style:font-family-generic="roman" style:font-pitch="variable"/>
    <style:font-face style:name="DejaVu LGC Serif" svg:font-family="'DejaVu LGC Serif'" style:font-family-generic="roman" style:font-pitch="variable"/>
    <style:font-face style:name="EuroStyle1" svg:font-family="EuroStyle" style:font-family-generic="roman" style:font-pitch="variable"/>
    <style:font-face style:name="EuroStyle" svg:font-family="EuroStyle" style:font-adornments="Полужирный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8pt" fo:font-weight="bold" style:font-name-asian="SimSun" style:font-size-asian="28pt" style:font-weight-asian="bold" style:font-name-complex="Tahoma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5cm" fo:line-height="120%"/>
    </style:style>
    <style:style style:name="Subtitle" style:family="paragraph" style:parent-style-name="Title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class="text">
      <style:paragraph-properties fo:margin-top="0.423cm" fo:margin-bottom="0.21cm"/>
      <style:text-properties style:font-name="Liberation Sans" fo:font-size="18pt" fo:font-weight="bold" style:font-name-asian="Microsoft YaHei" style:font-size-asian="18pt" style:font-weight-asian="bold" style:font-name-complex="Mangal1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353cm" fo:margin-bottom="0.212cm" fo:text-align="start" style:justify-single-word="false" fo:background-color="#c0c0c0">
        <style:background-image/>
      </style:paragraph-properties>
      <style:text-properties style:font-name="EuroStyle" fo:font-size="11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#c0c0c0">
        <style:background-image/>
      </style:paragraph-properties>
      <style:text-properties style:font-name="EuroStyle1"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fo:border="0.018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02cm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Стр. <text:page-number text:select-page="current">9</text:page-number> из <text:page-count>10</text:page-count></text:p>
      </style:header>
    </style:master-page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8-21T00:00:00</meta:creation-date>
    <dc:date>2014-10-26T17:41:51.65</dc:date>
    <meta:editing-duration>PT21H01M52S</meta:editing-duration>
    <meta:editing-cycles>45</meta:editing-cycles>
    <meta:generator>OpenOffice.org/3.2$Win32 OpenOffice.org_project/320m12$Build-9483</meta:generator>
    <dc:creator>Валерий Шипков</dc:creator>
    <meta:document-statistic meta:table-count="2" meta:image-count="0" meta:object-count="0" meta:page-count="10" meta:paragraph-count="196" meta:word-count="1214" meta:character-count="8161"/>
    <meta:user-defined meta:name="Язык">russian</meta:user-defined>
  </office:meta>
</office:document-meta>
</file>